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324000039E56E7B70AF.svm"/>
  <manifest:file-entry manifest:media-type="" manifest:full-path="Pictures/20000007000013B70000139405B0CE88.svm"/>
  <manifest:file-entry manifest:media-type="" manifest:full-path="Pictures/20000007000058A200003BD3AE9E3B9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T Sans" svg:font-family="'PT Sans', Arial, 'Helvetica Neue', Helvetica, sans-serif"/>
    <style:font-face style:name="Arial1" svg:font-family="Arial" style:font-family-generic="swiss"/>
    <style:font-face style:name="Arial" svg:font-family="Arial, 'Arial Narrow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Calibri" fo:font-size="12pt" fo:letter-spacing="0.026cm" fo:font-style="normal" style:text-underline-style="none" fo:font-weight="normal" style:text-underline-mode="continuous" style:text-overline-mode="continuous" style:text-line-through-mode="continuous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variant="normal" fo:text-transform="none" fo:color="#000000" style:font-name="Calibri" fo:font-size="12pt" fo:letter-spacing="0.026cm" fo:font-style="normal" fo:font-weight="normal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Calibri" fo:font-size="12pt" fo:letter-spacing="0.026cm" fo:font-style="normal" fo:font-weight="bold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Calibri" fo:font-size="12pt" fo:letter-spacing="0.026cm" fo:font-style="normal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Calibri" fo:font-size="12pt" fo:letter-spacing="0.026cm" fo:font-style="normal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font-name="Calibri" fo:font-size="12pt" fo:letter-spacing="0.026cm" fo:font-style="normal" style:text-underline-style="solid" style:text-underline-width="auto" style:text-underline-color="font-color" fo:font-weight="normal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font-name="Calibri" fo:font-size="24pt" fo:letter-spacing="0.026cm" fo:font-style="normal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0" style:family="paragraph" style:parent-style-name="Standard">
      <style:text-properties style:font-name="Calibri" fo:font-size="12pt" fo:font-style="italic" style:text-underline-style="none" fo:font-weight="bold" style:text-underline-mode="continuous" style:text-overline-mode="continuous" style:text-line-through-mode="continuous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alibri" fo:font-size="12pt" fo:font-style="italic" style:text-underline-style="none" fo:font-weight="normal" style:text-underline-mode="continuous" style:text-overline-mode="continuous" style:text-line-through-mode="continuous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alibri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P13" style:family="paragraph" style:parent-style-name="Standard">
      <style:text-properties style:font-name="Calibri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alibri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Calibri" fo:font-size="12pt" style:text-underline-style="solid" style:text-underline-width="auto" style:text-underline-color="font-color" fo:font-weight="normal" style:font-name-asian="Arial1" style:font-size-asian="12pt" style:font-weight-asian="bold" style:font-name-complex="Arial1" style:font-size-complex="12pt" style:font-weight-complex="bold"/>
    </style:style>
    <style:style style:name="P17" style:family="paragraph" style:parent-style-name="Standard">
      <style:text-properties style:font-name="Calibri"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Calibri" fo:font-size="12pt" style:text-underline-style="none" fo:font-weight="normal" style:text-underline-mode="continuous" style:text-overline-mode="continuous" style:text-line-through-mode="continuous" style:font-name-asian="Arial1" style:font-size-asian="12pt" style:font-weight-asian="normal" style:font-name-complex="Arial1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Calibri" fo:font-size="12pt" style:text-underline-style="none" fo:font-weight="normal" style:text-underline-mode="continuous" style:text-overline-mode="continuous" style:text-line-through-mode="continuous" style:font-name-asian="Arial1" style:font-size-asian="12pt" style:font-weight-asian="normal" style:font-name-complex="Arial1" style:font-size-complex="12pt" style:font-weight-complex="normal"/>
    </style:style>
    <style:style style:name="P20" style:family="paragraph" style:parent-style-name="Standard">
      <style:text-properties style:font-name="Calibri" fo:font-size="12pt" style:text-underline-style="none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Calibri" fo:font-size="12pt" style:font-name-asian="Arial1" style:font-size-asian="12pt" style:font-name-complex="Arial1" style:font-size-complex="12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alibri" fo:font-size="12pt" style:font-name-asian="Arial1" style:font-size-asian="12pt" style:font-name-complex="Arial1" style:font-size-complex="12pt"/>
    </style:style>
    <style:style style:name="P23" style:family="paragraph" style:parent-style-name="Standard">
      <style:paragraph-properties style:text-autospace="none"/>
      <style:text-properties style:font-name="Calibri" fo:font-size="12pt" style:font-name-asian="Arial1" style:font-size-asian="12pt" style:font-name-complex="Arial1" style:font-size-complex="12pt"/>
    </style:style>
    <style:style style:name="P24" style:family="paragraph" style:parent-style-name="Standard">
      <style:text-properties style:font-name="Calibri" fo:font-size="12pt" style:font-size-asian="12pt" style:font-size-complex="12pt"/>
    </style:style>
    <style:style style:name="P25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7" style:family="paragraph" style:parent-style-name="Standard">
      <style:paragraph-properties style:text-autospace="none"/>
      <style:text-properties style:font-name="Calibri" fo:font-size="12pt" fo:language="es" fo:country="ES" fo:font-weight="bold" fo:background-color="#6699cc" style:font-name-asian="Courier New" style:font-size-asian="12pt" style:font-weight-asian="bold" style:font-name-complex="Courier New" style:font-size-complex="12pt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Calibri" fo:font-size="12pt" fo:language="es" fo:country="ES" fo:font-style="normal" style:text-underline-style="none" fo:font-weight="bold" style:text-underline-mode="continuous" style:text-overline-mode="continuous" style:text-line-through-mode="continuous" fo:background-color="#6699cc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29" style:family="paragraph" style:parent-style-name="Standard">
      <style:text-properties style:font-name="Calibri" fo:font-size="12pt" fo:language="es" fo:country="ES" style:text-underline-style="none" fo:font-weight="bold" style:text-underline-mode="continuous" style:text-overline-mode="continuous" style:text-line-through-mode="continuous" style:font-name-asian="Courier New" style:font-size-asian="12pt" style:font-weight-asian="bold" style:font-name-complex="Courier New" style:font-size-complex="12pt" style:font-weight-complex="bold"/>
    </style:style>
    <style:style style:name="P30" style:family="paragraph" style:parent-style-name="Standard">
      <style:text-properties style:font-name="Calibri" fo:font-size="12pt" fo:language="es" fo:country="ES" style:text-underline-style="none" fo:font-weight="normal" style:text-underline-mode="continuous" style:text-overline-mode="continuous" style:text-line-through-mode="continuous" style:font-name-asian="Courier New" style:font-size-asian="12pt" style:font-weight-asian="normal" style:font-name-complex="Courier New" style:font-size-complex="12pt" style:font-weight-complex="normal"/>
    </style:style>
    <style:style style:name="P31" style:family="paragraph" style:parent-style-name="Standard">
      <style:paragraph-properties style:text-autospace="none"/>
      <style:text-properties style:font-name="Calibri" fo:font-size="12pt" fo:language="es" fo:country="ES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32" style:family="paragraph" style:parent-style-name="Standard">
      <style:text-properties style:font-name="Calibri" fo:font-size="12pt" fo:font-weight="normal" style:font-name-asian="Arial1" style:font-size-asian="12pt" style:font-name-complex="Arial1" style:font-size-complex="12pt"/>
    </style:style>
    <style:style style:name="P33" style:family="paragraph" style:parent-style-name="Standard">
      <style:text-properties style:font-name="Calibri" fo:font-size="24pt" style:text-underline-style="none" fo:font-weight="bold" style:text-underline-mode="continuous" style:text-overline-mode="continuous" style:text-line-through-mode="continuous" style:font-size-asian="24pt" style:font-weight-asian="bold" style:font-size-complex="24pt" style:font-weight-complex="bold"/>
    </style:style>
    <style:style style:name="P34" style:family="paragraph" style:parent-style-name="Standard">
      <style:text-properties style:font-name="Calibri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35" style:family="paragraph" style:parent-style-name="Standard">
      <style:text-properties style:font-name="Calibri" fo:font-size="18pt" fo:font-style="normal" style:text-underline-style="none" fo:font-weight="bold" style:text-underline-mode="continuous" style:text-overline-mode="continuous" style:text-line-through-mode="continuous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text-properties style:font-name="Calibri" fo:font-size="18pt" fo:font-style="italic" style:text-underline-style="none" fo:font-weight="bold" style:text-underline-mode="continuous" style:text-overline-mode="continuous" style:text-line-through-mode="continuous" style:font-size-asian="18pt" style:font-style-asian="italic" style:font-weight-asian="bold" style:font-size-complex="18pt" style:font-style-complex="italic" style:font-weight-complex="bold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alibri" fo:font-size="18pt" fo:font-style="italic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P38" style:family="paragraph" style:parent-style-name="Standard">
      <style:text-properties style:font-name="Calibri" fo:font-size="18pt" style:text-underline-style="none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39" style:family="paragraph" style:parent-style-name="Standard">
      <style:text-properties style:font-name="Calibri" fo:font-size="18pt" style:font-size-asian="18pt" style:font-size-complex="18pt"/>
    </style:style>
    <style:style style:name="P40" style:family="paragraph" style:parent-style-name="Standard">
      <style:text-properties style:font-name="Calibri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P41" style:family="paragraph" style:parent-style-name="Standard">
      <style:text-properties fo:color="#000000" style:font-name="Calibri" fo:font-size="12pt" fo:font-style="italic" style:text-underline-style="none" fo:font-weight="bold" style:text-underline-mode="continuous" style:text-overline-mode="continuous" style:text-line-through-mode="continuous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Arial1" style:font-size-asian="12pt" style:font-name-complex="Arial1" style:font-size-complex="12pt"/>
    </style:style>
    <style:style style:name="P43" style:family="paragraph" style:parent-style-name="Standard">
      <style:paragraph-properties style:text-autospace="none"/>
      <style:text-properties fo:color="#000000" style:font-name="Calibri" fo:font-size="12pt" style:font-name-asian="Arial1" style:font-size-asian="12pt" style:font-name-complex="Arial1" style:font-size-complex="12pt"/>
    </style:style>
    <style:style style:name="P44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45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es" fo:country="ES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fo:color="#000000" style:font-name="Times New Roman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47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fo:color="#000000" style:font-name="Calibri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48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fo:color="#000000" style:font-name="Calibri" fo:font-size="12pt" fo:font-style="normal" style:text-underline-style="none" fo:font-weight="normal" style:text-underline-mode="continuous" style:text-overline-mode="continuous" style:text-line-through-mode="continuous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fo:color="#000000" style:font-name="Calibri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50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fo:color="#000000" style:font-name="Calibri" fo:font-size="24pt" fo:font-style="normal" style:text-underline-style="solid" style:text-underline-width="auto" style:text-underline-color="font-color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fo:text-indent="0cm" style:auto-text-indent="false" style:text-autospace="none"/>
      <style:text-properties fo:color="#000000" style:font-name="Times New Roman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5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2pt" fo:letter-spacing="0.026cm" fo:font-style="normal" fo:font-weight="normal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 style:text-autospace="none"/>
      <style:text-properties fo:font-variant="normal" fo:text-transform="none" fo:color="#000000" style:font-name="Calibri" fo:font-size="12pt" fo:letter-spacing="0.026cm" fo:font-style="normal" fo:font-weight="normal" style:font-size-asian="12pt" style:font-size-complex="12pt"/>
    </style:style>
    <style:style style:name="P54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2pt" fo:letter-spacing="0.026cm" fo:font-style="normal" fo:font-weight="normal" style:font-name-asian="Arial1" style:font-size-asian="12pt" style:font-name-complex="Arial1" style:font-size-complex="12pt"/>
    </style:style>
    <style:style style:name="P55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 style:text-autospace="none"/>
      <style:text-properties fo:font-variant="normal" fo:text-transform="none" fo:color="#000000" style:font-name="Calibri" fo:font-size="12pt" fo:letter-spacing="0.026cm" fo:font-style="normal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2pt" fo:letter-spacing="0.026cm" fo:font-style="normal" fo:font-weight="bold" style:font-size-asian="12pt" style:font-size-complex="12pt"/>
    </style:style>
    <style:style style:name="P57" style:family="paragraph" style:parent-style-name="Preformatted_20_Text">
      <style:paragraph-properties fo:margin-top="0cm" fo:margin-bottom="0.499cm"/>
    </style:style>
    <style:style style:name="P58" style:family="paragraph" style:parent-style-name="Preformatted_20_Text">
      <style:paragraph-properties fo:margin-top="0cm" fo:margin-bottom="0.499cm" fo:text-align="start" style:justify-single-word="false" fo:orphans="2" fo:widows="2"/>
      <style:text-properties fo:font-variant="normal" fo:text-transform="none" fo:color="#000000" style:font-name="Calibri" fo:font-size="12pt" fo:letter-spacing="normal" style:font-size-asian="12pt" style:font-size-complex="12pt"/>
    </style:style>
    <style:style style:name="P59" style:family="paragraph" style:parent-style-name="Preformatted_20_Text">
      <style:paragraph-properties fo:margin-top="0cm" fo:margin-bottom="0.499cm" fo:text-align="start" style:justify-single-word="false" fo:orphans="2" fo:widows="2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60" style:family="paragraph" style:parent-style-name="Preformatted_20_Text">
      <style:paragraph-properties fo:margin-top="0cm" fo:margin-bottom="0.499cm" fo:text-align="start" style:justify-single-word="false" fo:orphans="2" fo:widows="2"/>
      <style:text-properties fo:font-variant="normal" fo:text-transform="none" fo:color="#000000" style:font-name="Calibri" fo:font-size="24pt" fo:letter-spacing="normal" fo:font-style="normal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1" style:family="paragraph" style:parent-style-name="Text_20_body">
      <style:paragraph-properties fo:margin-top="0cm" fo:margin-bottom="0.499cm" fo:text-align="start" style:justify-single-word="false" fo:orphans="2" fo:widows="2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62" style:family="paragraph" style:parent-style-name="Preformatted_20_Text">
      <style:paragraph-properties fo:margin-left="0.847cm" fo:margin-right="0cm" fo:text-indent="0cm" style:auto-text-indent="false">
        <style:tab-stops/>
      </style:paragraph-properties>
    </style:style>
    <style:style style:name="P63" style:family="paragraph" style:parent-style-name="Preformatted_20_Text">
      <style:paragraph-properties fo:margin-left="0.847cm" fo:margin-right="0cm" fo:margin-top="0cm" fo:margin-bottom="0.499cm" fo:text-indent="0cm" style:auto-text-indent="false">
        <style:tab-stops/>
      </style:paragraph-properties>
    </style:style>
    <style:style style:name="P64" style:family="paragraph" style:parent-style-name="Standard">
      <style:paragraph-properties fo:break-before="page"/>
      <style:text-properties style:font-name="Calibri" fo:font-size="24pt" style:text-underline-style="none" fo:font-weight="bold" style:text-underline-mode="continuous" style:text-overline-mode="continuous" style:text-line-through-mode="continuous" style:font-size-asian="24pt" style:font-weight-asian="bold" style:font-size-complex="24pt" style:font-weight-complex="bold"/>
    </style:style>
    <style:style style:name="P65" style:family="paragraph" style:parent-style-name="Preformatted_20_Text">
      <style:text-properties fo:font-variant="normal" fo:text-transform="none" fo:color="#000000" style:font-name="Calibri" fo:font-size="12pt" fo:letter-spacing="normal" fo:font-style="normal" style:text-underline-style="none" fo:font-weight="normal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66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67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Calibri" fo:font-size="12pt" fo:letter-spacing="normal" style:font-size-asian="12pt" style:font-size-complex="12pt"/>
    </style:style>
    <style:style style:name="P68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style:font-name="Calibri" fo:font-size="12pt" fo:letter-spacing="normal" fo:font-weight="bold" style:font-size-asian="12pt" style:font-weight-asian="bold" style:font-size-complex="12pt" style:font-weight-complex="bold"/>
    </style:style>
    <style:style style:name="P69" style:family="paragraph" style:parent-style-name="Preformatted_20_Text">
      <style:paragraph-properties fo:text-align="start" style:justify-single-word="false" fo:orphans="2" fo:widows="2"/>
      <style:text-properties style:font-name="Calibri" fo:font-size="12pt" style:font-size-asian="12pt" style:font-size-complex="12pt"/>
    </style:style>
    <style:style style:name="P70" style:family="paragraph" style:parent-style-name="Text_20_body">
      <style:text-properties style:font-name="Calibri" fo:font-size="12pt" fo:font-style="italic" style:text-underline-style="none" fo:font-weight="bold" style:text-underline-mode="continuous" style:text-overline-mode="continuous" style:text-line-through-mode="continuous" style:font-size-asian="12pt" style:font-style-asian="italic" style:font-weight-asian="bold" style:font-size-complex="12pt" style:font-style-complex="italic" style:font-weight-complex="bold"/>
    </style:style>
    <style:style style:name="P71" style:family="paragraph" style:parent-style-name="Preformatted_20_Text">
      <style:paragraph-properties fo:margin-top="0cm" fo:margin-bottom="0.499cm" fo:text-align="start" style:justify-single-word="false" fo:orphans="2" fo:widows="2"/>
      <style:text-properties fo:font-variant="normal" fo:text-transform="none" fo:color="#000000" style:font-name="Calibri" fo:font-size="24pt" fo:letter-spacing="normal" fo:font-style="normal" fo:font-weight="bold" style:font-size-asian="24pt" style:font-weight-asian="bold" style:font-size-complex="24pt" style:font-weight-complex="bold"/>
    </style:style>
    <style:style style:name="P72" style:family="paragraph" style:parent-style-name="Preformatted_20_Text">
      <style:paragraph-properties fo:margin-top="0cm" fo:margin-bottom="0.499cm" fo:text-align="start" style:justify-single-word="false" fo:orphans="2" fo:widows="2"/>
      <style:text-properties style:font-name="Calibri" fo:font-size="12pt" style:font-size-asian="12pt" style:font-size-complex="12pt"/>
    </style:style>
    <style:style style:name="P73" style:family="paragraph" style:parent-style-name="Standard" style:master-page-name="MP0">
      <style:paragraph-properties style:page-number="auto" fo:break-before="page"/>
      <style:text-properties style:font-name="Calibri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74" style:family="paragraph" style:parent-style-name="Standard" style:list-style-name="L1">
      <style:text-properties style:font-name="Calibri"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5" style:family="paragraph" style:parent-style-name="Standard" style:list-style-name="L8">
      <style:text-properties style:font-name="Calibri"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Calibri" fo:font-size="12pt" style:text-underline-style="none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77" style:family="paragraph" style:parent-style-name="Standard" style:list-style-name="L8">
      <style:text-properties style:font-name="Calibri" fo:font-size="12pt" style:text-underline-style="none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78" style:family="paragraph" style:parent-style-name="Standard">
      <style:text-properties style:font-name="Calibri" fo:font-size="12pt" style:font-name-asian="Arial1" style:font-size-asian="12pt" style:font-name-complex="Arial1" style:font-size-complex="12pt"/>
    </style:style>
    <style:style style:name="P79" style:family="paragraph" style:parent-style-name="Standard" style:list-style-name="L2">
      <style:paragraph-properties fo:text-align="start" style:justify-single-word="false" style:text-autospace="none"/>
      <style:text-properties style:font-name="Calibri" fo:font-size="12pt" style:font-name-asian="Arial1" style:font-size-asian="12pt" style:font-name-complex="Arial1" style:font-size-complex="12pt"/>
    </style:style>
    <style:style style:name="P80" style:family="paragraph" style:parent-style-name="Standard" style:list-style-name="L3">
      <style:paragraph-properties fo:text-align="start" style:justify-single-word="false" style:text-autospace="none"/>
      <style:text-properties style:font-name="Calibri" fo:font-size="12pt" style:font-name-asian="Arial1" style:font-size-asian="12pt" style:font-name-complex="Arial1" style:font-size-complex="12pt"/>
    </style:style>
    <style:style style:name="P81" style:family="paragraph" style:parent-style-name="Standard" style:list-style-name="L4">
      <style:paragraph-properties fo:text-align="start" style:justify-single-word="false" style:text-autospace="none"/>
      <style:text-properties style:font-name="Calibri" fo:font-size="12pt" style:font-name-asian="Arial1" style:font-size-asian="12pt" style:font-name-complex="Arial1" style:font-size-complex="12pt"/>
    </style:style>
    <style:style style:name="P82" style:family="paragraph" style:parent-style-name="Standard" style:list-style-name="L5">
      <style:paragraph-properties fo:text-align="start" style:justify-single-word="false" style:text-autospace="none"/>
      <style:text-properties style:font-name="Calibri" fo:font-size="12pt" style:font-name-asian="Arial1" style:font-size-asian="12pt" style:font-name-complex="Arial1" style:font-size-complex="12pt"/>
    </style:style>
    <style:style style:name="P83" style:family="paragraph" style:parent-style-name="Standard" style:list-style-name="L6">
      <style:paragraph-properties fo:text-align="start" style:justify-single-word="false" style:text-autospace="none"/>
      <style:text-properties style:font-name="Calibri" fo:font-size="12pt" style:font-name-asian="Arial1" style:font-size-asian="12pt" style:font-name-complex="Arial1" style:font-size-complex="12pt"/>
    </style:style>
    <style:style style:name="P84" style:family="paragraph" style:parent-style-name="Standard" style:list-style-name="L7">
      <style:paragraph-properties fo:text-align="start" style:justify-single-word="false" style:text-autospace="none"/>
      <style:text-properties style:font-name="Calibri" fo:font-size="12pt" style:font-name-asian="Arial1" style:font-size-asian="12pt" style:font-name-complex="Arial1" style:font-size-complex="12pt"/>
    </style:style>
    <style:style style:name="P85" style:family="paragraph" style:parent-style-name="Standard" style:list-style-name="L12">
      <style:paragraph-properties fo:text-align="start" style:justify-single-word="false" style:text-autospace="none"/>
      <style:text-properties style:font-name="Calibri" fo:font-size="12pt" style:font-name-asian="Arial1" style:font-size-asian="12pt" style:font-name-complex="Arial1" style:font-size-complex="12pt"/>
    </style:style>
    <style:style style:name="P86" style:family="paragraph" style:parent-style-name="Standard" style:list-style-name="L13">
      <style:paragraph-properties fo:text-align="start" style:justify-single-word="false" style:text-autospace="none"/>
      <style:text-properties style:font-name="Calibri" fo:font-size="12pt" style:font-name-asian="Arial1" style:font-size-asian="12pt" style:font-name-complex="Arial1" style:font-size-complex="12pt"/>
    </style:style>
    <style:style style:name="P87" style:family="paragraph" style:parent-style-name="Standard" style:list-style-name="L14">
      <style:paragraph-properties fo:text-align="start" style:justify-single-word="false" style:text-autospace="none"/>
      <style:text-properties style:font-name="Calibri" fo:font-size="12pt" style:font-name-asian="Arial1" style:font-size-asian="12pt" style:font-name-complex="Arial1" style:font-size-complex="12pt"/>
    </style:style>
    <style:style style:name="P88" style:family="paragraph" style:parent-style-name="Standard" style:list-style-name="L11">
      <style:paragraph-properties style:text-autospace="none"/>
      <style:text-properties style:font-name="Calibri" fo:font-size="12pt" style:font-name-asian="Arial1" style:font-size-asian="12pt" style:font-name-complex="Arial1" style:font-size-complex="12pt"/>
    </style:style>
    <style:style style:name="P89" style:family="paragraph" style:parent-style-name="Standard">
      <style:text-properties style:font-name="Calibri" fo:font-size="12pt" style:font-size-asian="12pt" style:font-size-complex="12pt"/>
    </style:style>
    <style:style style:name="P90" style:family="paragraph" style:parent-style-name="Standard" style:list-style-name="L1">
      <style:text-properties style:font-name="Calibri" fo:font-size="12pt" style:font-size-asian="12pt" style:font-size-complex="12pt"/>
    </style:style>
    <style:style style:name="P91" style:family="paragraph" style:parent-style-name="Standard" style:list-style-name="L12">
      <style:text-properties style:font-name="Calibri" fo:font-size="12pt" fo:font-weight="normal" style:font-name-asian="Arial1" style:font-size-asian="12pt" style:font-name-complex="Arial1" style:font-size-complex="12pt"/>
    </style:style>
    <style:style style:name="P92" style:family="paragraph" style:parent-style-name="Standard" style:list-style-name="L14">
      <style:paragraph-properties fo:text-align="start" style:justify-single-word="false" style:text-autospace="none"/>
      <style:text-properties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3" style:family="paragraph" style:parent-style-name="Standard">
      <style:text-properties style:font-name="Calibri" fo:font-size="12pt" fo:font-style="normal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style:font-name="Calibri" fo:font-size="12pt" fo:font-style="italic" style:text-underline-style="none" fo:font-weight="bold" style:text-underline-mode="continuous" style:text-overline-mode="continuous" style:text-line-through-mode="continuous" style:font-size-asian="12pt" style:font-style-asian="italic" style:font-weight-asian="bold" style:font-size-complex="12pt" style:font-style-complex="italic" style:font-weight-complex="bold"/>
    </style:style>
    <style:style style:name="P95" style:family="paragraph" style:parent-style-name="Standard">
      <style:text-properties style:font-name="Calibri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96" style:family="paragraph" style:parent-style-name="Standard">
      <style:text-properties style:font-name="Calibri" fo:font-size="24pt" style:text-underline-style="none" fo:font-weight="normal" style:text-underline-mode="continuous" style:text-overline-mode="continuous" style:text-line-through-mode="continuous" style:font-size-asian="24pt" style:font-weight-asian="normal" style:font-size-complex="24pt" style:font-weight-complex="normal"/>
    </style:style>
    <style:style style:name="P97" style:family="paragraph" style:parent-style-name="Standard" style:list-style-name="L1">
      <style:text-properties style:font-name="Calibri" fo:font-size="24pt" style:text-underline-style="none" fo:font-weight="normal" style:text-underline-mode="continuous" style:text-overline-mode="continuous" style:text-line-through-mode="continuous" style:font-size-asian="24pt" style:font-weight-asian="normal" style:font-size-complex="24pt" style:font-weight-complex="normal"/>
    </style:style>
    <style:style style:name="P98" style:family="paragraph" style:parent-style-name="Standard" style:list-style-name="L1">
      <style:text-properties style:font-name="Calibri" fo:font-size="24pt" style:text-underline-style="none" fo:font-weight="bold" style:text-underline-mode="continuous" style:text-overline-mode="continuous" style:text-line-through-mode="continuous" style:font-size-asian="24pt" style:font-weight-asian="bold" style:font-size-complex="24pt" style:font-weight-complex="bold"/>
    </style:style>
    <style:style style:name="P99" style:family="paragraph" style:parent-style-name="Standard">
      <style:text-properties style:font-name="Calibri" fo:font-size="2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style-asian="italic" style:font-weight-asian="bold" style:font-size-complex="24pt" style:font-style-complex="italic" style:font-weight-complex="bold"/>
    </style:style>
    <style:style style:name="P100" style:family="paragraph" style:parent-style-name="Standard" style:list-style-name="L9">
      <style:text-properties style:font-name="Calibri" fo:font-size="18pt" style:text-underline-style="none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101" style:family="paragraph" style:parent-style-name="Standard" style:list-style-name="L10">
      <style:text-properties style:font-name="Calibri" fo:font-size="18pt" fo:font-style="italic" style:text-underline-style="none" fo:font-weight="bold" style:text-underline-mode="continuous" style:text-overline-mode="continuous" style:text-line-through-mode="continuous" style:font-size-asian="18pt" style:font-style-asian="italic" style:font-weight-asian="bold" style:font-size-complex="18pt" style:font-style-complex="italic" style:font-weight-complex="bold"/>
    </style:style>
    <style:style style:name="P102" style:family="paragraph" style:parent-style-name="Standard">
      <style:paragraph-properties fo:text-align="start" style:justify-single-word="false" style:text-autospace="none"/>
      <style:text-properties style:font-name="Calibri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P103" style:family="paragraph" style:parent-style-name="Standard" style:list-style-name="L9">
      <style:text-properties fo:font-size="18pt" style:font-size-asian="18pt" style:font-size-complex="18pt"/>
    </style:style>
    <style:style style:name="P104" style:family="paragraph" style:parent-style-name="Standard" style:list-style-name="L13">
      <style:text-properties fo:font-variant="normal" fo:text-transform="none" fo:color="#000000" style:font-name="Calibri" fo:font-size="12pt" fo:letter-spacing="0.026cm" fo:font-style="normal" fo:font-weight="normal" style:font-name-asian="Arial1" style:font-size-asian="12pt" style:font-name-complex="Arial1" style:font-size-complex="12pt"/>
    </style:style>
    <style:style style:name="P105" style:family="paragraph" style:parent-style-name="Standard">
      <style:text-properties fo:color="#000000" style:font-name="Times New Roman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06" style:family="paragraph" style:parent-style-name="Standard">
      <style:paragraph-properties fo:margin-left="-1.251cm" fo:margin-right="0cm" fo:text-indent="0cm" style:auto-text-indent="false"/>
      <style:text-properties style:font-name="Calibri" fo:font-size="24pt" style:text-underline-style="none" fo:font-weight="bold" style:text-underline-mode="continuous" style:text-overline-mode="continuous" style:text-line-through-mode="continuous" style:font-size-asian="24pt" style:font-weight-asian="bold" style:font-size-complex="24pt" style:font-weight-complex="bold"/>
    </style:style>
    <style:style style:name="P107" style:family="paragraph" style:parent-style-name="Standard">
      <style:paragraph-properties fo:margin-left="-1.251cm" fo:margin-right="0cm" fo:text-indent="0cm" style:auto-text-indent="false"/>
      <style:text-properties style:font-name="Calibri" fo:font-size="24pt" fo:font-style="italic" style:text-underline-style="none" fo:font-weight="bold" style:text-underline-mode="continuous" style:text-overline-mode="continuous" style:text-line-through-mode="continuous" style:font-size-asian="24pt" style:font-style-asian="italic" style:font-weight-asian="bold" style:font-size-complex="24pt" style:font-style-complex="italic" style:font-weight-complex="bold"/>
    </style:style>
    <style:style style:name="P108" style:family="paragraph" style:parent-style-name="Standard" style:list-style-name="L4">
      <style:paragraph-properties fo:margin-left="0cm" fo:margin-right="0cm" fo:text-align="start" style:justify-single-word="false" fo:text-indent="-0.635cm" style:auto-text-indent="false" style:text-autospace="none"/>
      <style:text-properties style:font-name="Calibri" fo:font-size="12pt" style:font-name-asian="Arial1" style:font-size-asian="12pt" style:font-name-complex="Arial1" style:font-size-complex="12pt"/>
    </style:style>
    <style:style style:name="P109" style:family="paragraph" style:parent-style-name="Standard" style:list-style-name="L7">
      <style:paragraph-properties fo:margin-top="0cm" fo:margin-bottom="0cm" style:text-autospace="none"/>
    </style:style>
    <style:style style:name="P110" style:family="paragraph" style:parent-style-name="Standard" style:list-style-name="L7">
      <style:paragraph-properties fo:margin-top="0cm" fo:margin-bottom="0cm" style:text-autospace="none"/>
      <style:text-properties style:font-name="Calibri" fo:font-size="12pt" style:font-size-asian="12pt" style:font-size-complex="12pt"/>
    </style:style>
    <style:style style:name="P111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style:font-name="Calibri" fo:font-size="12pt" style:font-size-asian="12pt" style:font-size-complex="12pt"/>
    </style:style>
    <style:style style:name="P11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fo:font-style="normal" style:text-underline-style="none" style:font-name-asian="Arial1" style:font-style-asian="normal" style:font-name-complex="Arial1" style:font-style-complex="normal"/>
    </style:style>
    <style:style style:name="T3" style:family="text">
      <style:text-properties fo:color="#000000" style:text-line-through-style="none" style:font-name="Calibri" fo:font-size="12pt" fo:font-style="normal" style:text-underline-style="none" style:font-name-asian="Arial1" style:font-size-asian="12pt" style:font-style-asian="normal" style:font-name-complex="Arial1" style:font-size-complex="12pt" style:font-style-complex="normal"/>
    </style:style>
    <style:style style:name="T4" style:family="text">
      <style:text-properties fo:color="#000000" style:text-line-through-style="none" style:font-name="Calibri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text-line-through-style="none" style:font-name="Calibri" fo:font-size="12pt" fo:font-style="normal" style:text-underline-style="none" style:font-name-asian="Arial" style:font-size-asian="12pt" style:font-style-asian="normal" style:font-name-complex="Arial" style:font-size-complex="12pt" style:font-style-complex="normal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Calibri" style:text-underline-style="none"/>
    </style:style>
    <style:style style:name="T8" style:family="text">
      <style:text-properties style:text-line-through-style="none" style:font-name="Calibri" fo:font-size="12pt" style:text-underline-style="none" style:font-size-asian="12pt"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12" style:family="text">
      <style:text-properties fo:color="#800000"/>
    </style:style>
    <style:style style:name="T13" style:family="text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style:font-name-asian="Arial1" style:font-weight-asian="normal" style:font-name-complex="Arial1" style:font-weight-complex="normal"/>
    </style:style>
    <style:style style:name="T16" style:family="text">
      <style:text-properties fo:font-style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style:font-weight-asian="bold" style:font-weight-complex="bold"/>
    </style:style>
    <style:style style:name="T20" style:family="text">
      <style:text-properties fo:font-style="normal" fo:font-weight="normal"/>
    </style:style>
    <style:style style:name="T21" style:family="text">
      <style:text-properties fo:color="#7e0055"/>
    </style:style>
    <style:style style:name="T22" style:family="text">
      <style:text-properties fo:color="#7e0055" fo:font-weight="bold" style:font-weight-asian="bold" style:font-weight-complex="bold"/>
    </style:style>
    <style:style style:name="T23" style:family="text">
      <style:text-properties fo:color="#3f7e5f"/>
    </style:style>
    <style:style style:name="T24" style:family="text">
      <style:text-properties style:font-name-asian="Arial1" style:font-name-complex="Arial1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font-name="Calibri"/>
    </style:style>
    <style:style style:name="T28" style:family="text">
      <style:text-properties style:font-name="Calibri" fo:font-weight="bold" style:font-weight-asian="bold" style:font-weight-complex="bold"/>
    </style:style>
    <style:style style:name="T29" style:family="text">
      <style:text-properties style:font-name="Calibri" fo:font-weight="normal" style:font-weight-asian="normal" style:font-weight-complex="normal"/>
    </style:style>
    <style:style style:name="T30" style:family="text">
      <style:text-properties style:font-name="Calibri" fo:font-size="12pt" style:font-size-asian="12pt" style:font-size-complex="12pt"/>
    </style:style>
    <style:style style:name="T31" style:family="text">
      <style:text-properties style:font-name="Calibri" fo:font-size="12pt" style:font-name-asian="Arial1" style:font-size-asian="12pt" style:font-name-complex="Arial1" style:font-size-complex="12pt"/>
    </style:style>
    <style:style style:name="T32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font-name="Calibri"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Calibri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36" style:family="text">
      <style:text-properties fo:font-variant="normal" fo:text-transform="none" fo:color="#212529" style:font-name="Calibri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color="#000000" style:font-name="Calibri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color="#000000" fo:letter-spacing="normal" fo:font-style="normal"/>
    </style:style>
    <style:style style:name="T39" style:family="text">
      <style:text-properties fo:background-color="#6699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99">Estructuras de Datos</text:p>
      <text:p text:style-name="P96"/>
      <text:p text:style-name="P33">CASO1. Interfaz List HEREDA DE COLLECTION</text:p>
      <text:list xml:id="list392403971655539907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CASO 2. Interfaz Set. HEREDA DE COLLECTION</text:p>
      <text:list xml:id="list3862862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6"><text:tab/> CASO 3. Interfaz Map. NO HEREDA DE COLLEC<text:tab/><text:tab/>TION </text:p>
      <text:list xml:id="list38633226" text:continue-numbering="true" text:style-name="L1">
        <text:list-item>
          <text:list>
            <text:list-header>
              <text:p text:style-name="P74"/>
            </text:list-header>
          </text:list>
        </text:list-item>
      </text:list>
      <text:p text:style-name="P17"/>
      <text:p text:style-name="P13"/>
      <text:p text:style-name="P10">COLLECTIONS</text:p>
      <text:p text:style-name="P13"/>
      <text:p text:style-name="P17"><text:span text:style-name="T10">Definición de Colección:</text:span> </text:p>
      <text:p text:style-name="P17"/>
      <text:p text:style-name="P21"><text:span text:style-name="T13">Una colección es simplemente un objeto que </text:span>agrupa varios elementos en uno solo. Se utilizan para guardar y manipular datos así como transmitir información entre método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2"><draw:frame draw:style-name="fr1" draw:name="gráficos2" text:anchor-type="paragraph" svg:width="11.289cm" svg:height="7.433cm" draw:z-index="0"><draw:image xlink:href="Pictures/20000007000058A200003BD3AE9E3B9C.svm" xlink:type="simple" xlink:show="embed" xlink:actuate="onLoad"/></draw:frame><text:soft-page-break/></text:p>
      <text:p text:style-name="P40"><draw:frame draw:style-name="fr2" draw:name="gráficos3" text:anchor-type="paragraph" svg:width="8.393cm" svg:height="6.627cm" draw:z-index="1"><draw:image xlink:href="Pictures/2000000700003324000039E56E7B70AF.svm" xlink:type="simple" xlink:show="embed" xlink:actuate="onLoad"/></draw:frame></text:p>
      <text:p text:style-name="P13"><draw:frame draw:style-name="fr2" draw:name="gráficos4" text:anchor-type="paragraph" svg:width="3.141cm" svg:height="2.738cm" draw:z-index="2"><draw:image xlink:href="Pictures/20000007000013B70000139405B0CE88.svm" xlink:type="simple" xlink:show="embed" xlink:actuate="onLoad"/></draw:frame></text:p>
      <text:p text:style-name="P24"/>
      <text:p text:style-name="P24"/>
      <text:p text:style-name="P24"/>
      <text:p text:style-name="P24"/>
      <text:p text:style-name="P36">Interfaz Collection . Métodos</text:p>
      <text:p text:style-name="P10"/>
      <text:p text:style-name="P13"><text:span text:style-name="T14">Como hemos comentado antes <text:s/>t</text:span><text:span text:style-name="T15">odas las colecciones se encuentran en el paquete java.util.*;java.util.Collection es la raíz de la jerarquía de las colecciones.. </text:span></text:p>
      <text:p text:style-name="P18"/>
      <text:p text:style-name="P18">Los métodos de <text:s/>la INTERFAZ COLLECTION son:</text:p>
      <text:p text:style-name="P19">Operaciones básicas:</text:p>
      <text:list xml:id="list5826655743355017125" text:style-name="L3">
        <text:list-item>
          <text:p text:style-name="P80">int IndexOf(object) ;// nos informa de la posición donde se encuentra el objeto, sino -1<text:tab/></text:p>
        </text:list-item>
        <text:list-item>
          <text:p text:style-name="P80">int size(); // Número de elementos que contiene.</text:p>
        </text:list-item>
        <text:list-item>
          <text:p text:style-name="P80"><text:soft-page-break/>boolean isEmpty(); // Si no contiene ningún elemento.</text:p>
        </text:list-item>
        <text:list-item>
          <text:p text:style-name="P80">boolean contains(Object element); // Si contiene ese</text:p>
        </text:list-item>
        <text:list-item>
          <text:p text:style-name="P80">elemento.</text:p>
        </text:list-item>
        <text:list-item>
          <text:p text:style-name="P80">boolean add(Object element); // Añadir un elemento.</text:p>
        </text:list-item>
        <text:list-item>
          <text:p text:style-name="P80">remove(Object element); // Borrar un elemento.</text:p>
        </text:list-item>
        <text:list-item>
          <text:p text:style-name="P80">Iterator iterator(); // Devuelve una instancia de Iterator.</text:p>
        </text:list-item>
      </text:list>
      <text:p text:style-name="P22">Operaciones masivas:</text:p>
      <text:list xml:id="list5287659485700873859" text:style-name="L4">
        <text:list-item>
          <text:p text:style-name="P81">boolean containsAll(Collection c); // Si contiene todos esos elementos.</text:p>
        </text:list-item>
        <text:list-item>
          <text:p text:style-name="P81">boolean addAll(Collection c); // Añadir todos esos elementos.</text:p>
        </text:list-item>
        <text:list-item>
          <text:p text:style-name="P81">boolean removeAll(Collection c); // Borrar todos esos elementos.</text:p>
        </text:list-item>
        <text:list-item>
          <text:p text:style-name="P81">boolean retainAll(Collection c); // Borrar todos los elementos menos esos concretos.</text:p>
        </text:list-item>
        <text:list-item>
          <text:p text:style-name="P81">void clear(); // Borrar todos los elementos.</text:p>
          <text:p text:style-name="P108">Operaciones con arrays:</text:p>
        </text:list-item>
      </text:list>
      <text:list xml:id="list1406825548735778855" text:style-name="L5">
        <text:list-item>
          <text:p text:style-name="P82">Object[] toArray(); // Devuelve un array con todos los elementos.</text:p>
        </text:list-item>
        <text:list-item>
          <text:p text:style-name="P82">Object[] toArray(Object a[]); // Devuelve un array con todos los elementos. El tipo será el del array enviado.</text:p>
          <text:p text:style-name="P82"/>
        </text:list-item>
      </text:list>
      <text:p text:style-name="P37">Interfaz Iterator. Métodos </text:p>
      <text:p text:style-name="P22">public Iterator iterator();</text:p>
      <text:list xml:id="list6852899113818743722" text:style-name="L6">
        <text:list-item>
          <text:p text:style-name="P83">boolean hasNext(); // Si tiene mas elementos.</text:p>
        </text:list-item>
        <text:list-item>
          <text:p text:style-name="P83">Object next(); // Devuelve el primer elemento y se queda apuntando al siguiente.<text:span text:style-name="T12"> </text:span></text:p>
        </text:list-item>
        <text:list-item>
          <text:p text:style-name="P83">void remove(); // Elimina el primer elemento y se queda apuntando al siguiente.</text:p>
        </text:list-item>
      </text:list>
      <text:p text:style-name="P14"/>
      <text:p text:style-name="P93"/>
      <text:p text:style-name="P2"/>
      <text:p text:style-name="P33">CASO1. Interfaz List HEREDA DE COLLECTION</text:p>
      <text:list xml:id="list38636061" text:continue-list="list3863322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La característica más importante de una List es el orden de almacenamiento, asegurando que los elementos siempre se mantendrán en una secuencia determinada. </text:p>
      <text:p text:style-name="P105"><text:span text:style-name="Fuente_20_de_20_párrafo_20_predeter."><text:span text:style-name="T8"/></text:span></text:p>
      <text:p text:style-name="P46"><text:span text:style-name="Fuente_20_de_20_párrafo_20_predeter."><text:span text:style-name="T7">Usa los métodos de Collection y alguno propio como por ejemplo → </text:span></text:span></text:p>
      <text:list xml:id="list3009488250899921398" text:style-name="L7">
        <text:list-item>
          <text:p text:style-name="P109"><text:span text:style-name="Fuente_20_de_20_párrafo_20_predeter."><text:span text:style-name="T3">Object get(int index); // Devuelve el elemento de esa </text:span></text:span><text:span text:style-name="T31">posición.</text:span></text:p>
        </text:list-item>
        <text:list-item>
          <text:p text:style-name="P84">Object set(int index, Object element); // Reemplaza el elemento de esa posición con ese elemento.</text:p>
        </text:list-item>
        <text:list-item>
          <text:p text:style-name="P84">void add(int index, Object element); // Inserta ese elemento en esa posición.</text:p>
        </text:list-item>
        <text:list-item>
          <text:p text:style-name="P84">Object remove(int index); // Elimina el elemento de esa posición. Puede ser el valor o el índice que ocupa el valor a Borrar</text:p>
        </text:list-item>
        <text:list-item>
          <text:p text:style-name="P109"><text:span text:style-name="Strong_20_Emphasis"><text:span text:style-name="T4">IndexOf(Object o)</text:span></text:span><text:span text:style-name="Strong_20_Emphasis"><text:span text:style-name="T5"> </text:span></text:span><text:span text:style-name="Fuente_20_de_20_párrafo_20_predeter."><text:span text:style-name="T5">Esta función retorna la posición de un elemento que está en el array.</text:span></text:span></text:p>
        </text:list-item>
        <text:list-item>
          <text:p text:style-name="P110"><text:span text:style-name="T2">int lastIndexOf(Object o); // Devuelve la posición de la </text:span><text:span text:style-name="T24">última ocurrencia de ese elemento.</text:span></text:p>
        </text:list-item>
      </text:list>
      <text:p text:style-name="P10"/>
      <text:p text:style-name="P10"/>
      <text:p text:style-name="P10"/>
      <text:p text:style-name="P24"/>
      <text:p text:style-name="P24"/>
      <text:p text:style-name="P64">CASO 2. Interfaz Set. HEREDA DE COLLECTION</text:p>
      <text:p text:style-name="P33"/>
      <text:p text:style-name="P20"><draw:rect text:anchor-type="paragraph" draw:z-index="3" draw:style-name="gr1" draw:text-style-name="P112" svg:width="16.22cm" svg:height="6.589cm" svg:x="0.695cm" svg:y="0.474cm"><text:p/></draw:rect></text:p>
      <text:p text:style-name="P38"/>
      <text:list xml:id="list8670352999152652299" text:style-name="L9">
        <text:list-item>
          <text:p text:style-name="P100">HASHSET → NO ADMITE REPETIDOS Y CUANDO SE ITERA LA ESTRUCTURA EL ORDEN DE IMPRESIÓN ES IMPREVISIBLE</text:p>
        </text:list-item>
        <text:list-item>
          <text:p text:style-name="P103"><text:span text:style-name="T35">LINKEDHASHSET →NO ADMITE REPETIDOS , PE</text:span><text:span text:style-name="T36">RMITE RECORRER LOS ELEMENTOS EN EL ORDEN EN QUE SE INSERTARON.</text:span></text:p>
        </text:list-item>
        <text:list-item>
          <text:p text:style-name="P103"><text:span text:style-name="T36">TREESET → </text:span><text:span text:style-name="T28"><text:s/></text:span><text:span text:style-name="T37">no acepta REPETRIDOS Y LOS ORDENA </text:span></text:p>
        </text:list-item>
      </text:list>
      <text:p text:style-name="P17"/>
      <text:p text:style-name="P17"/>
      <text:p text:style-name="P17"/>
      <text:p text:style-name="P13">EJEMPLOS DE LAS TRES COLECCIONES </text:p>
      <text:p text:style-name="P72"/>
      <text:p text:style-name="P24"/>
      <text:p text:style-name="P107"><text:s/><text:tab/>CASO 3. Interfaz Map. NO HEREDA DE COLLE<text:tab/>CION </text:p>
      <text:p text:style-name="P10"/>
      <text:p text:style-name="P24">Almacena parejas de objetos (clave-valor). </text:p>
      <text:p text:style-name="P24"><draw:rect text:anchor-type="paragraph" draw:z-index="4" draw:style-name="gr1" draw:text-style-name="P112" svg:width="16.22cm" svg:height="6.166cm" svg:x="0.695cm" svg:y="0.512cm"><text:p/></draw:rect></text:p>
      <text:p text:style-name="P39"/>
      <text:p text:style-name="P39"/>
      <text:list xml:id="list8066188813682937678" text:style-name="L10">
        <text:list-item>
          <text:p text:style-name="P101">HASHMAP → SIN ORDEN <text:s/>NO MANTIENE NINGUN ORDEN </text:p>
        </text:list-item>
        <text:list-item>
          <text:p text:style-name="P101">TREEMAP → CON ORDENACIÓN <text:s/>ASCENDENTE <text:s/>o <text:s/>DESCENDENTE SI LO INDICAMOS DE LA <text:tab/>CLAVE </text:p>
        </text:list-item>
        <text:list-item>
          <text:p text:style-name="P101">LINKEDHASHMAP → MANTIENE EL ORDEN DE LA INSERCIÓN DE LAS CLAVES </text:p>
        </text:list-item>
      </text:list>
      <text:p text:style-name="P70"/>
      <text:p text:style-name="P10"/>
      <text:p text:style-name="P32">Métodos espcificos ya que no hereda de Collection.</text:p>
      <text:p text:style-name="P32"/>
      <text:list xml:id="list8909146895035853258" text:style-name="L12">
        <text:list-item>
          <text:p text:style-name="P91">Object put(Object key, Object value); // Inserta una pareja. </text:p>
        </text:list-item>
        <text:list-item>
          <text:p text:style-name="P85">Object get(Object key); // Accede al valor de una clave.</text:p>
        </text:list-item>
        <text:list-item>
          <text:p text:style-name="P85">Object remove(Object key); // Elimina una pareja.</text:p>
        </text:list-item>
        <text:list-item>
          <text:p text:style-name="P85">boolean containsKey(Object key); // Comprueba la existencia de una clave.</text:p>
        </text:list-item>
        <text:list-item>
          <text:p text:style-name="P85"><text:soft-page-break/>boolean containsValue(Object value); // Comprueba la existencia de un valor.</text:p>
        </text:list-item>
      </text:list>
      <text:list xml:id="list1649536081149350142" text:style-name="L13">
        <text:list-item>
          <text:p text:style-name="P104">int size(); // Número de parejas.</text:p>
        </text:list-item>
        <text:list-item>
          <text:p text:style-name="P86">boolean isEmpty(); // Si no contiene ninguna pareja.</text:p>
        </text:list-item>
      </text:list>
      <text:p text:style-name="P26">Operaciones masivas:</text:p>
      <text:list xml:id="list8068362208773408299" text:style-name="L14">
        <text:list-item>
          <text:p text:style-name="P87">void putAll(Map t); // Añade todas las parejas.</text:p>
        </text:list-item>
        <text:list-item>
          <text:p text:style-name="P87">void clear(); // Elimina todas las parejas.</text:p>
        </text:list-item>
        <text:list-item>
          <text:p text:style-name="P92">public Set keySet(); // Devuelve las claves en un Set. //<text:span text:style-name="T12"> IMPORTANTE</text:span></text:p>
        </text:list-item>
        <text:list-item>
          <text:p text:style-name="P87">public Collection values(); // Devuelve los valores en unaCollection.</text:p>
        </text:list-item>
      </text:list>
      <text:p text:style-name="P23"/>
      <text:p text:style-name="P52">Para recorrer la información a demás del Patrón Iterator que sufre una pequeña modificación </text:p>
      <text:p text:style-name="P52"/>
      <text:p text:style-name="P52"/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T Sans" svg:font-family="'PT Sans', Arial, 'Helvetica Neue', Helvetica, sans-serif"/>
    <style:font-face style:name="Arial1" svg:font-family="Arial" style:font-family-generic="swiss"/>
    <style:font-face style:name="Arial" svg:font-family="Arial, 'Arial Narrow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hyphenation-ladder-count="no-limit" style:text-autospace="none"/>
      <style:text-properties fo:color="#000000" style:font-name="Arial" fo:font-size="12pt" style:font-name-asian="Arial" style:font-size-asian="12pt" style:font-name-complex="Arial" style:font-size-complex="12pt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Epígrafe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size-asian="10pt" style:font-name-complex="DejaVu Sans Mono" style:font-size-complex="10pt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Énf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marta </meta:initial-creator>
    <meta:creation-date>2012-08-11T10:04:00Z</meta:creation-date>
    <dc:date>2018-07-22T18:43:28.28</dc:date>
    <meta:editing-cycles>69</meta:editing-cycles>
    <meta:editing-duration>PT9H17M56S</meta:editing-duration>
    <meta:printed-by>marta </meta:printed-by>
    <meta:print-date>2012-09-12T10:35:05</meta:print-date>
    <dc:creator>marta ramirez</dc:creator>
    <meta:document-statistic meta:table-count="0" meta:image-count="3" meta:object-count="0" meta:page-count="5" meta:paragraph-count="66" meta:word-count="656" meta:character-count="4053"/>
    <meta:template xlink:type="simple" xlink:actuate="onRequest" xlink:title="" xlink:href="../TEMA0.ColeccionesJava.odt/Normal.dotm"/>
  </office:meta>
</office:document-meta>
</file>